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20000036DBF05C1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18768" officeooo:paragraph-rsid="0011876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2a2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My webpage with</text:span> “AWARDSPACE”</text:h>
      <text:p text:style-name="Standard"/>
      <text:p text:style-name="Standard"><draw:frame draw:style-name="fr1" draw:name="Imagen1" text:anchor-type="char" svg:width="17.59cm" svg:height="9.629cm" draw:z-index="0"><draw:image xlink:href="Pictures/10000001000006420000036DBF05C1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8768" officeooo:paragraph-rsid="0011876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pliegue de Aplicaciones Web<text:tab/>2ºDAW<text:tab/>11/09/2024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1" meta:object-count="0" meta:page-count="1" meta:paragraph-count="3" meta:word-count="11" meta:character-count="78" meta:non-whitespace-character-count="70"/>
  </office:meta>
</office:document-meta>
</file>